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in" fo:margin-right="0in" fo:line-height="100%" fo:text-align="start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4.9602in" style:type="center"/>
          <style:tab-stop style:position="9.9217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6" style:family="paragraph" style:parent-style-name="Standard" style:master-page-name="Standard">
      <style:paragraph-properties fo:line-height="100%" fo:text-align="center" style:justify-single-word="false" style:page-number="1"/>
    </style:style>
    <style:style style:name="T1" style:family="text">
      <style:text-properties fo:color="#000000" fo:font-size="20pt" fo:font-weight="bold" style:font-size-asian="20pt" style:font-weight-asian="bold" style:font-size-complex="20pt"/>
    </style:style>
    <style:style style:name="T2" style:family="text">
      <style:text-properties fo:color="#000000" fo:font-size="20pt" style:font-size-asian="20pt" style:font-size-complex="20pt"/>
    </style:style>
    <style:style style:name="T3" style:family="text">
      <style:text-properties fo:color="#000000" fo:font-size="12pt" fo:font-weight="bold" style:font-size-asian="12pt" style:font-weight-asian="bold" style:font-size-complex="12pt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6" style:family="text">
      <style:text-properties fo:color="#000000" fo:font-size="16pt" fo:font-weight="bold" style:font-size-asian="16pt" style:font-weight-asian="bold" style:font-size-complex="16pt"/>
    </style:style>
    <style:style style:name="T7" style:family="text">
      <style:text-properties fo:color="#000000" fo:font-size="16pt" style:font-size-asian="16pt" style:font-size-complex="16pt"/>
    </style:style>
    <style:style style:name="T8" style:family="text">
      <style:text-properties fo:color="#000000" fo:font-size="14pt" fo:font-weight="bold" style:font-size-asian="14pt" style:font-weight-asian="bold" style:font-size-complex="14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color="#000000" fo:font-size="18pt" style:font-size-asian="18pt" style:font-size-complex="18pt"/>
    </style:style>
    <style:style style:name="T11" style:family="text">
      <style:text-properties fo:color="#000000" fo:font-size="18pt" fo:font-weight="bold" style:font-size-asian="18pt" style:font-weight-asian="bold" style:font-size-complex="18pt"/>
    </style:style>
    <style:style style:name="T12" style:family="text">
      <style:text-properties fo:color="#000000" fo:font-size="26pt" style:font-size-asian="26pt" style:font-size-complex="26pt"/>
    </style:style>
    <style:style style:name="T13" style:family="text">
      <style:text-properties fo:color="#000000" fo:font-weight="bold" style:font-weight-asian="bold"/>
    </style:style>
    <style:style style:name="T14" style:family="text">
      <style:text-properties fo:color="#000000" fo:font-size="24pt" style:font-size-asian="24pt" style:font-size-complex="24pt"/>
    </style:style>
    <style:style style:name="T15" style:family="text">
      <style:text-properties fo:color="#000000" fo:font-size="48pt" style:font-size-asian="48pt" style:font-size-complex="48pt"/>
    </style:style>
    <style:style style:name="T16" style:family="text">
      <style:text-properties fo:color="#000000" fo:font-size="28pt" style:font-size-asian="28pt" style:font-size-complex="28pt"/>
    </style:style>
    <style:style style:name="T17" style:family="text">
      <style:text-properties fo:color="#000000" fo:font-size="36pt" style:font-size-asian="36pt" style:font-size-complex="3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ĽUDOVÁ KULTÚRA</text:span></text:p>
      <text:p text:style-name="P2"><text:span text:style-name="T3">Systém hodnôt (vedomostí, zručností), kde sa uchovávajú praktické skúsenosti národa</text:span></text:p>
      <text:p text:style-name="P2"><text:span text:style-name="T3">Odovzdáva sa z generácie na generáciu ústnym podaním</text:span></text:p>
      <text:p text:style-name="P2"><text:span text:style-name="T3">ĽK je jednota hmotných a duchovných prejavov</text:span></text:p>
      <text:p text:style-name="P2"><text:span text:style-name="T3">Ľudová kultúra tvorí samostatnú časť kultúry každého národa. Prejavy každého národa sa vyvíjali s národom. </text:span></text:p>
      <text:p text:style-name="P2"><text:span text:style-name="T3">Slovenská ľudová kultúra predstavuje hodnoty, ktoré vznikli v určitom čase a území, v závislosti od konkrétnych geograficko - prírodných, historických, hospodárskych a kultúrnych podmienok. </text:span></text:p>
      <text:p text:style-name="P2"><text:span text:style-name="T4">Výtvory ľudových majstrov sú dokladom vyspelosti a zručnosti národa.</text:span></text:p>
      <text:p text:style-name="P2"><text:span text:style-name="T6">Funkcie ĽK</text:span></text:p>
      <text:p text:style-name="P2"><text:span text:style-name="T3">1.Úžitkovosť - praktická funkcia</text:span></text:p>
      <text:p text:style-name="P2"><text:span text:style-name="T3">2.Krása - estetická funkcia</text:span></text:p>
      <text:p text:style-name="P2"><text:span text:style-name="T3">3. zábavná funkcia (svadobná hostina, fašiangy,...)https://send.vis.ee/download/df5ee1352f3352e9/#vGR7DgeQBN6lta9wBFTksA</text:span></text:p>
      <text:p text:style-name="P2"><text:span text:style-name="T6">Druhy ľudovej kultúry</text:span></text:p>
      <text:p text:style-name="P2"><text:span text:style-name="T8">Tradičná hmotná kultúra</text:span></text:p>
      <text:p text:style-name="P2"><text:span text:style-name="T4">Umelecké výtvory</text:span></text:p>
      <text:p text:style-name="P2"><text:span text:style-name="T4">Odev / kroje /</text:span></text:p>
      <text:p text:style-name="P2"><text:span text:style-name="T4">Ľudová architektúra</text:span></text:p>
      <text:p text:style-name="P2"><text:span text:style-name="T4">Strava/typické ľudové jedlá /</text:span></text:p>
      <text:p text:style-name="P2"><text:span text:style-name="T4">Ľudové remeslá</text:span></text:p>
      <text:p text:style-name="P2"><text:span text:style-name="T8">Tradičná nehmotná- duchovná kultúra</text:span></text:p>
      <text:p text:style-name="P2"><text:span text:style-name="T4">Sviatky, obyčaje, zvyky</text:span></text:p>
      <text:p text:style-name="P2"><text:soft-page-break/><text:span text:style-name="T4">Náboženský život</text:span></text:p>
      <text:p text:style-name="P2"><text:span text:style-name="T4">Spoločnosť rodiny/hodnoty /</text:span></text:p>
      <text:p text:style-name="P2"><text:span text:style-name="T4">Spoločenská etiketa</text:span></text:p>
      <text:p text:style-name="P2"><text:span text:style-name="T4">Druhy umeleckého prejavu: ľudová architektúra, ľudový odev, ľudová slovesnosť sú </text:span><text:span text:style-name="T3">dokladmi o živote ľudu, o jeho schopnostiach a miere estetického vzťahu k skutočnosti.</text:span></text:p>
      <text:p text:style-name="P4"><text:span text:style-name="T4">Umelecká kultúra: </text:span><text:span text:style-name="T3">folklór / vedomosti a zručnosti ľudu /</text:span></text:p>
      <text:p text:style-name="P4"><text:span text:style-name="T6">Druhy folklóru</text:span></text:p>
      <text:p text:style-name="P2"><text:span text:style-name="T4">Ľudová slovesnosť- piesne, pranostiky, zaklínania, rozprávky, poviedky</text:span></text:p>
      <text:p text:style-name="P2"><text:span text:style-name="T4">Spev, hudba (ľudové hudobné nástroje)</text:span></text:p>
      <text:p text:style-name="P2"><text:span text:style-name="T4">Tanečný folklór: na svadbe , krstiny, štefánska zábava</text:span></text:p>
      <text:p text:style-name="P2"><text:span text:style-name="T4">Ľudové (folklórne) súbory v KE: Lúčnica, SĽUK</text:span></text:p>
      <text:p text:style-name="P1"><text:span text:style-name="T2">UMENIE</text:span></text:p>
      <text:p text:style-name="Standard"><text:span text:style-name="T3">Je individuálnym prejavom kreatívnej schopnosti človeka</text:span></text:p>
      <text:p text:style-name="P2"><text:span text:style-name="T3">Umelec svojim dielom odráža vzťah k okolitému svetu </text:span></text:p>
      <text:p text:style-name="P2"><text:span text:style-name="T11">Predmet umenia</text:span></text:p>
      <text:p text:style-name="Standard"><text:span text:style-name="T3">sú poznačené jeho fyzickým úsilím, ale aj určitou ľudskou myšlienkou, kreativitou, emóciou, zážitkom,</text:span></text:p>
      <text:p text:style-name="P2"><text:span text:style-name="T4"><text:s/></text:span><text:span text:style-name="T3">Na každej veci je tiež pečať doby</text:span></text:p>
      <text:p text:style-name="P2"><text:span text:style-name="T11">Umelecké dielo</text:span></text:p>
      <text:p text:style-name="P2"><text:span text:style-name="T13">teda predmet, ktorý človek vytvorí, je viditeľným vyjadrením tvorivých schopností človeka- pôsobí na city a rozum, vyvoláva v ľuďoch obdiv, hrdosť, radosť</text:span></text:p>
      <text:p text:style-name="P2"><text:span text:style-name="T11">Funkcie umenia</text:span></text:p>
      <text:p text:style-name="Standard"><text:span text:style-name="T3">Plní </text:span><text:span text:style-name="T5">humanistické poslanie</text:span><text:span text:style-name="T3">- slúžilo a slúži dobru</text:span></text:p>
      <text:p text:style-name="Standard"><text:span text:style-name="T5">Pretvárajúca</text:span><text:span text:style-name="T3"> (výchovne pôsobí na človeka) Oslobodzuje – ponúka reflexiu- premýšľanie, zahĺbenie, sebapoznanie</text:span></text:p>
      <text:p text:style-name="Standard"><text:soft-page-break/><text:span text:style-name="T5">Komunikuje</text:span><text:span text:style-name="T3">, prináša nové názory, je nositeľom kritických postojov voči negatívnym spoločenským javom</text:span></text:p>
      <text:p text:style-name="Standard"><text:span text:style-name="T5">Umelecko - estetická </text:span><text:span text:style-name="T3">(máme príjemný zážitok)</text:span></text:p>
      <text:p text:style-name="Standard"><text:span text:style-name="T5">Zábavná, relaxačná </text:span></text:p>
      <text:p text:style-name="Standard"><text:span text:style-name="T11">Druhy umenia</text:span></text:p>
      <text:p text:style-name="Standard"><text:span text:style-name="T6">Výtvarné umenie</text:span></text:p>
      <text:p text:style-name="Standard"><text:span text:style-name="T3">maliarstvo, sochárstvo, kresba, grafika,</text:span><text:span text:style-name="T4"> knižná, návrhy bankoviek, známok, tvorba plagátov, propagačná tlač/</text:span><text:span text:style-name="T3"> fotografia, ilustrácia, intermédiá /digitálne, audiovizuálne /,</text:span><text:span text:style-name="T4"> </text:span><text:span text:style-name="T3">úžitkové umenie </text:span><text:span text:style-name="T4">/umelecké remeslá/, </text:span><text:span text:style-name="T3">architektúra,</text:span><text:span text:style-name="T4">  </text:span><text:span text:style-name="T3">dizajn,/ </text:span><text:span text:style-name="T4">priemyselný, odevný, textilný, grafický</text:span><text:span text:style-name="T3"> / a reštaurovanie</text:span></text:p>
      <text:p text:style-name="P3"><text:span text:style-name="T3">Definícia:</text:span><text:span text:style-name="T4"> oblasť umeleckej tvorby, </text:span><text:span text:style-name="T3">vizuálne umenie</text:span><text:span text:style-name="T4">, ktorého základom je opticky vnímateľné zobrazenie</text:span><text:span text:style-name="T3"> ide teda o umenie, ktoré sa rozvíja v ploche a v priestore </text:span><text:span text:style-name="T4">základné výrazové línie: tvar a farba</text:span></text:p>
      <text:p text:style-name="P3"><text:span text:style-name="T6">ARCHITEKTÚRA</text:span></text:p>
      <text:p text:style-name="Standard"><text:span text:style-name="T4">Náročné, priemyselné staviteľské dielo, ktoré má funkčnú a technickú stránku, ale je aj výtvarným prejavom</text:span></text:p>
      <text:p text:style-name="P3"><text:span text:style-name="T4">Druhy:</text:span></text:p>
      <text:p text:style-name="P3"><text:span text:style-name="T3">Náboženská / sakrálna /</text:span><text:span text:style-name="T4">- chrámy, kláštory</text:span></text:p>
      <text:p text:style-name="P3"><text:span text:style-name="T3">Svetská</text:span><text:span text:style-name="T4"> -hrady, zámky, múzeá, divadlá</text:span></text:p>
      <text:p text:style-name="Standard"><text:span text:style-name="T6">SOCHÁRSTVO</text:span></text:p>
      <text:p text:style-name="Standard"><text:span text:style-name="T4">Umelecký obraz vytvorený z kameňa, dreva, hliny, kovu. </text:span></text:p>
      <text:p text:style-name="Standard"><text:span text:style-name="T4">základným znakom je hmatateľnosť diela</text:span></text:p>
      <text:p text:style-name="Standard"><text:span text:style-name="T3">Komorné</text:span><text:span text:style-name="T4"> - busta, </text:span></text:p>
      <text:p text:style-name="P3"><text:span text:style-name="T4">sošky</text:span></text:p>
      <text:p text:style-name="Standard"><text:span text:style-name="T3">Monumentálne</text:span><text:span text:style-name="T4">- sochy na námestiach</text:span></text:p>
      <text:p text:style-name="Standard"><text:span text:style-name="T7">MALIARSTVO</text:span></text:p>
      <text:p text:style-name="Standard"><text:span text:style-name="T4">Ústredné miesto v rámci výtvarného umenia. Vyjadrovacími prostriedkami sú farby- pigmenty.</text:span></text:p>
      <text:p text:style-name="P3"><text:span text:style-name="T3">Poznáme tieto druhy maliarstva : </text:span></text:p>
      <text:p text:style-name="Standard"><text:soft-page-break/><text:span text:style-name="T4">Nástenná maľba</text:span></text:p>
      <text:p text:style-name="Standard"><text:span text:style-name="T4">Vitráž- maľba na skle</text:span></text:p>
      <text:p text:style-name="Standard"><text:span text:style-name="T4">Mozaika- spájanie farebných kúskov kameňa alebo skla</text:span></text:p>
      <text:p text:style-name="Standard"><text:span text:style-name="T4">Portrét- zachytáva individuálne črty osôb</text:span></text:p>
      <text:p text:style-name="Standard"><text:span text:style-name="T4">Zátišie</text:span></text:p>
      <text:p text:style-name="Standard"><text:span text:style-name="T4">Krajinomaľba</text:span></text:p>
      <text:p text:style-name="Standard"><text:span text:style-name="T6">Hudobné umenie</text:span></text:p>
      <text:p text:style-name="Standard"><text:span text:style-name="T4">je špecifická ľudská aktivita, ktorá sa usiluje o komunikáciu pomocou zoskupených tónov a zvukov v priestore a čase </text:span></text:p>
      <text:p text:style-name="Standard"><text:span text:style-name="T3">výrazové prostriedky sú tóny</text:span></text:p>
      <text:p text:style-name="Standard"><text:span text:style-name="T3">základné komponenty: melódia, harmónia, rytmus</text:span></text:p>
      <text:p text:style-name="P3"><text:span text:style-name="T3">Delenie:</text:span></text:p>
      <text:p text:style-name="Standard"><text:span text:style-name="T3">vokálna</text:span><text:span text:style-name="T4">/ľudský hlas,/ <text:s text:c="3"/></text:span><text:span text:style-name="T3">inštrumentálna</text:span><text:span text:style-name="T4">/hudobný nástroj, symfonická, komorná, pochodová /</text:span></text:p>
      <text:p text:style-name="Standard"><text:span text:style-name="T3">Populárna, umelecká, ľudová</text:span></text:p>
      <text:p text:style-name="Standard"><text:span text:style-name="T3">Náboženská, svetská</text:span></text:p>
      <text:p text:style-name="Standard"><text:span text:style-name="T3">Žánre dnešnej populárnej hudby</text:span><text:span text:style-name="T4">: blues, country, heavy metal, hip- hop, soul, džez, rock</text:span></text:p>
      <text:p text:style-name="Standard"><text:span text:style-name="T6">Divadelné umenie</text:span></text:p>
      <text:p text:style-name="Standard"><text:span text:style-name="T3">je druh umenia </text:span><text:span text:style-name="T4">pri ktorom herci stvárňujú určitý dej</text:span></text:p>
      <text:p text:style-name="Standard"><text:span text:style-name="T3">divadlo je kolektívnym umením </text:span><text:span text:style-name="T4">– spoločné dielo niekoľkých tvorcov ( herci, režiséri, zvukári, choreografi, osvetľovači)- tým sa odlišuje od literatúry (nie je kolektívnym umením- vníma sa dokončené umelecké dielo </text:span></text:p>
      <text:p text:style-name="Standard"><text:span text:style-name="T4">pri divadle sa divák priamo zúčastňuje pri jeho stvárnení</text:span></text:p>
      <text:p text:style-name="Standard"><text:span text:style-name="T3">v divadelnom umení</text:span><text:span text:style-name="T4"> sa vyskytujú aj iné zložky umenia- hudba, architektúra, maliarstvo</text:span></text:p>
      <text:p text:style-name="P3"><text:span text:style-name="T3">Druhy divadelného umenia</text:span></text:p>
      <text:p text:style-name="P3"><text:soft-page-break/><text:span text:style-name="T8">Javiskové </text:span><text:span text:style-name="T3">:</text:span></text:p>
      <text:p text:style-name="Standard"><text:span text:style-name="T4">činohra</text:span></text:p>
      <text:p text:style-name="Standard"><text:span text:style-name="T4">hudobné divadlo (opera, opereta, muzikál)</text:span></text:p>
      <text:p text:style-name="Standard"><text:span text:style-name="T4">pohybové (balet, pantomíma, tanec)</text:span></text:p>
      <text:p text:style-name="P3"><text:span text:style-name="T8">Nejaviskové</text:span><text:span text:style-name="T3">:</text:span></text:p>
      <text:p text:style-name="Standard"><text:span text:style-name="T4">rozhlasová hra</text:span></text:p>
      <text:p text:style-name="Standard"><text:span text:style-name="T4">film </text:span></text:p>
      <text:p text:style-name="Standard"><text:span text:style-name="T10">Ďalšie druhy umenia</text:span></text:p>
      <text:p text:style-name="Standard"><text:span text:style-name="T3">Tanečné umenie</text:span></text:p>
      <text:p text:style-name="Standard"><text:span text:style-name="T3">Filmové umenie</text:span></text:p>
      <text:p text:style-name="Standard"><text:span text:style-name="T3">Multimédiá /audiovízia </text:span><text:span text:style-name="T4">/sú kombináciou textu, zvuku, grafiky, animácie, interaktivity a videa; <text:s/></text:span></text:p>
      <text:p text:style-name="Standard"><text:span text:style-name="T4"><text:s text:c="4"/>Sú určené na informovanie a zábavu publika. </text:span></text:p>
      <text:p text:style-name="Standard"><text:span text:style-name="T3">Kurátorstvo /opatrovník, ale aj správca umenia /</text:span></text:p>
      <text:p text:style-name="Standard"><text:span text:style-name="T3">Kritici umenia</text:span></text:p>
      <text:p text:style-name="Standard"><text:span text:style-name="T6">Filmové umenie</text:span></text:p>
      <text:p text:style-name="P3"><text:span text:style-name="T4">Druhy filmov na základe použitých metód:</text:span></text:p>
      <text:p text:style-name="Standard"><text:span text:style-name="T8">Hraný film</text:span></text:p>
      <text:p text:style-name="Standard"><text:span text:style-name="T4">Charakteristický znak - umelecká štylizácia deja hercami<text:line-break/></text:span><text:span text:style-name="T3">Námet</text:span><text:span text:style-name="T4"> - literárna predloha, realita, predstavy</text:span></text:p>
      <text:p text:style-name="P3"><text:span text:style-name="T4"><text:line-break/></text:span><text:span text:style-name="T3">Žánrové delenie </text:span><text:span text:style-name="T4">- tragédia, dráma, komédia</text:span></text:p>
      <text:p text:style-name="Standard"><text:span text:style-name="T4"><text:s/><text:line-break/></text:span><text:span text:style-name="T3">Tematické delenie </text:span><text:span text:style-name="T4">- vojnový, historický, psychologický, sociálny, kriminálny, dobrodružný, životopisný,... </text:span></text:p>
      <text:p text:style-name="Standard"><text:span text:style-name="T8">Dokumentárny film  </text:span></text:p>
      <text:p text:style-name="Standard"><text:soft-page-break/><text:span text:style-name="T4"><text:s/>Charakteristický znak - verná reprodukcia skutočnosti <text:line-break/>- Typy:<text:line-break/>a)  reportážny - sníma sa bez prípravy v bezprostrednej realite <text:line-break/>b)  upravený - s predchádzajúcou prípravou, zostrihaný</text:span></text:p>
      <text:p text:style-name="Standard"><text:span text:style-name="T8">Animovaný film</text:span></text:p>
      <text:p text:style-name="Standard"><text:span text:style-name="T4">- Charakteristický znak - pohyb sa netvorí pred kamerou, vytvára sa ilúzia pohybu, prevláda výtvarná stránka<text:line-break/>- Typy:<text:line-break/>a)  kreslený <text:line-break/>b)  bábkový 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sk" fo:country="SK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sk" fo:country="SK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 style:font-size-complex="17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22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22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22in" fo:margin-bottom="0.139in" loext:contextual-spacing="false" fo:line-height="100%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083in" fo:margin-bottom="0.139in" loext:contextual-spacing="false" fo:line-height="100%"/>
      <style:text-properties fo:font-size="24pt" style:font-size-asian="24pt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.139in" loext:contextual-spacing="false" fo:line-height="100%"/>
      <style:text-properties fo:font-size="12pt" style:font-size-asian="12pt" style:font-size-complex="12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4.9602in" style:type="center"/>
          <style:tab-stop style:position="9.9217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page-layout style:name="Mpm1">
      <style:page-layout-properties fo:page-width="8.2681in" fo:page-height="11.6929in" style:num-format="1" style:print-orientation="portrait" fo:margin-top="0.4925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107" meta:word-count="698" meta:character-count="5304" meta:non-whitespace-character-count="4673"/>
    <meta:generator>LibreOfficeDev/6.0.5.2$Linux_X86_64 LibreOffice_project/</meta:generator>
  </office:meta>
</office:document-meta>
</file>